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6a9955" style:font-name="Liberation Serif" fo:font-size="10.5pt" fo:font-weight="normal" fo:background-color="#1e1e1e"/>
    </style:style>
    <style:style style:name="T1" style:family="text">
      <style:text-properties fo:color="#c586c0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b5cea8"/>
    </style:style>
    <style:style style:name="T6" style:family="text">
      <style:text-properties fo:color="#569cd6"/>
    </style:style>
    <style:style style:name="T7" style:family="text">
      <style:text-properties fo:color="#9cdcfe"/>
    </style:style>
    <style:style style:name="T8" style:family="text">
      <style:text-properties officeooo:rsid="0015ab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rite a program to remove all vowels from a given sentence.</text:p>
      <text:p text:style-name="Standard"/>
      <text:p text:style-name="P1"><text:span text:style-name="T1">import</text:span> re</text:p>
      <text:p text:style-name="P1">string = <text:span text:style-name="T2">input</text:span>(<text:span text:style-name="T3">'Enter sentence to remove vowels:'</text:span>)</text:p>
      <text:p text:style-name="P1"><text:span text:style-name="T2">print</text:span>(re.sub(<text:span text:style-name="T3">"[aeiouAEIOU]"</text:span>,<text:span text:style-name="T3">""</text:span>,string))</text:p>
      <text:p text:style-name="P3"/>
      <text:p text:style-name="P2">"""</text:p>
      <text:p text:style-name="P2">Enter sentence to remove vowels:WELCOME to Xanthron</text:p>
      <text:p text:style-name="P2">WLCM t Xnthrn</text:p>
      <text:p text:style-name="P2">"""</text:p>
      <text:p text:style-name="P2"/>
      <text:p text:style-name="Standard"/>
      <text:p text:style-name="Standard">2. Given a list of numbers. Write a program to find out how many times a specific</text:p>
      <text:p text:style-name="Standard">number appears in the given list.</text:p>
      <text:p text:style-name="Standard"/>
      <text:p text:style-name="P1">a=[]</text:p>
      <text:p text:style-name="P1">n=<text:span text:style-name="T4">int</text:span>(<text:span text:style-name="T2">input</text:span>(<text:span text:style-name="T3">'Enter number of elements:'</text:span>))</text:p>
      <text:p text:style-name="P1"><text:span text:style-name="T1">for</text:span> i <text:span text:style-name="T1">in</text:span> <text:span text:style-name="T2">range</text:span>(<text:span text:style-name="T5">0</text:span>,n):</text:p>
      <text:p text:style-name="P1">b=<text:span text:style-name="T4">int</text:span>(<text:span text:style-name="T2">input</text:span>(<text:span text:style-name="T3">'Enter element:'</text:span>))</text:p>
      <text:p text:style-name="P1">a.append(b)</text:p>
      <text:p text:style-name="P1">k=<text:span text:style-name="T5">0</text:span></text:p>
      <text:p text:style-name="P1">num=<text:span text:style-name="T4">int</text:span>(<text:span text:style-name="T2">input</text:span>(<text:span text:style-name="T3">'Enter the number to be counted:'</text:span>))</text:p>
      <text:p text:style-name="P1"><text:span text:style-name="T1">for</text:span> j <text:span text:style-name="T1">in</text:span> a:</text:p>
      <text:p text:style-name="P1"><text:span text:style-name="T1">if</text:span> j == num:</text:p>
      <text:p text:style-name="P1">k=k+<text:span text:style-name="T5">1</text:span></text:p>
      <text:p text:style-name="P1"><text:span text:style-name="T2">print</text:span>(<text:span text:style-name="T6">f</text:span><text:span text:style-name="T3">'</text:span><text:span text:style-name="T6">{</text:span>num<text:span text:style-name="T6">}</text:span><text:span text:style-name="T3"> has occured </text:span><text:span text:style-name="T6">{</text:span>k<text:span text:style-name="T6">}</text:span><text:span text:style-name="T3"> times'</text:span>)</text:p>
      <text:p text:style-name="P3"/>
      <text:p text:style-name="P2">"""</text:p>
      <text:p text:style-name="P2">Enter number of elements:5</text:p>
      <text:p text:style-name="P2">Enter element:1</text:p>
      <text:p text:style-name="P2">Enter element:3</text:p>
      <text:p text:style-name="P2">Enter element:3</text:p>
      <text:p text:style-name="P2">Enter element:2</text:p>
      <text:p text:style-name="P2">Enter element:5</text:p>
      <text:p text:style-name="P2">Enter the number to be counted:3</text:p>
      <text:p text:style-name="P2">3 has occured 2 times</text:p>
      <text:p text:style-name="P2">"""</text:p>
      <text:p text:style-name="Standard"/>
      <text:p text:style-name="Standard">3. Given a string containing numbers seperated by space. Find out the largest and</text:p>
      <text:p text:style-name="Standard">lowest.</text:p>
      <text:p text:style-name="Standard"/>
      <text:p text:style-name="P1"><text:span text:style-name="T4">str</text:span> = <text:span text:style-name="T2">input</text:span>(<text:span text:style-name="T3">'Enter string containing numbers:'</text:span>)</text:p>
      <text:p text:style-name="P1">num_list = <text:span text:style-name="T4">list</text:span>(<text:span text:style-name="T2">map</text:span>(<text:span text:style-name="T4">int</text:span>, <text:span text:style-name="T4">str</text:span>.split()))</text:p>
      <text:p text:style-name="P1"><text:span text:style-name="T2">print</text:span>(<text:span text:style-name="T6">f</text:span><text:span text:style-name="T3">'Highest No:</text:span><text:span text:style-name="T6">{</text:span><text:span text:style-name="T2">max</text:span>(num_list)<text:span text:style-name="T6">}</text:span><text:span text:style-name="T3"> Lowest No:</text:span><text:span text:style-name="T6">{</text:span><text:span text:style-name="T2">min</text:span>(num_list)<text:span text:style-name="T6">}</text:span><text:span text:style-name="T3">'</text:span>)</text:p>
      <text:p text:style-name="P3"/>
      <text:p text:style-name="P2">"""</text:p>
      <text:p text:style-name="P2">Enter string containing numbers:15 3 22 0</text:p>
      <text:p text:style-name="P2">Highest No:22 Lowest No:0</text:p>
      <text:p text:style-name="P2">"""</text:p>
      <text:p text:style-name="P2"/>
      <text:p text:style-name="P3">4. Write a function that takes in a string of one or more words, and returns the same</text:p>
      <text:p text:style-name="P3"><text:soft-page-break/>string, but with all five or more letter words reversed strings passed in will consist of</text:p>
      <text:p text:style-name="P3">only letters and spaces. Spaces will be included only when more than one word is</text:p>
      <text:p text:style-name="P3">present.</text:p>
      <text:p text:style-name="P3"/>
      <text:p text:style-name="P1"><text:span text:style-name="T6">def</text:span> <text:span text:style-name="T2">words</text:span>(<text:span text:style-name="T7">sentence</text:span>):</text:p>
      <text:p text:style-name="P1">arr = sentence.split()</text:p>
      <text:p text:style-name="P1">ans = []</text:p>
      <text:p text:style-name="P1">[ans.append(i[::-<text:span text:style-name="T5">1</text:span>]) <text:span text:style-name="T1">if</text:span> <text:span text:style-name="T2">len</text:span>(i) &gt;= <text:span text:style-name="T5">5</text:span> <text:span text:style-name="T1">else</text:span> ans.append(i) <text:span text:style-name="T1">for</text:span> i <text:span text:style-name="T1">in</text:span> arr]</text:p>
      <text:p text:style-name="P1"><text:span text:style-name="T1">return</text:span> <text:span text:style-name="T3">' '</text:span>.join(ans)</text:p>
      <text:p text:style-name="P3"/>
      <text:p text:style-name="P1">sentence = <text:span text:style-name="T2">input</text:span>(<text:span text:style-name="T3">'Enter sentence:'</text:span>)</text:p>
      <text:p text:style-name="P1"><text:span text:style-name="T2">print</text:span>(words(sentence))</text:p>
      <text:p text:style-name="P3"/>
      <text:p text:style-name="P2">"""</text:p>
      <text:p text:style-name="P2">Enter sentence:Welcome to xanthron</text:p>
      <text:p text:style-name="P2">emocleW to norhtnax</text:p>
      <text:p text:style-name="P2">"""</text:p>
      <text:p text:style-name="P2"/>
      <text:p text:style-name="P3"/>
      <text:p text:style-name="P3">5. You are given an array of strings and an integer k. Write a program to return the first</text:p>
      <text:p text:style-name="P3">longest string consisting of k consecutive strings taken in the array.</text:p>
      <text:p text:style-name="P3">Example: longest_consec([‘zone’, ‘abigail’,’theta’, ‘form’, ‘libe’, ‘zas’, ‘theta’,</text:p>
      <text:p text:style-name="P3">‘abigail’], 2) --<text:span text:style-name="T8">&gt;</text:span> ‘abigailtheta’</text:p>
      <text:p text:style-name="P3">n being the length of the string array, if n=0 or k <text:span text:style-name="T8">&gt; </text:span>n or k<text:span text:style-name="T8">&lt;</text:span>=0 return ‘invalid’.</text:p>
      <text:p text:style-name="P3"/>
      <text:p text:style-name="P1"><text:span text:style-name="T6">def</text:span> <text:span text:style-name="T2">longest_string</text:span>(<text:span text:style-name="T7">string</text:span>, <text:span text:style-name="T7">k</text:span>):</text:p>
      <text:p text:style-name="P1"><text:span text:style-name="T1">if</text:span> (<text:span text:style-name="T2">len</text:span>(string) == <text:span text:style-name="T5">0</text:span> <text:span text:style-name="T6">or</text:span> k &lt;= <text:span text:style-name="T5">0</text:span>) <text:span text:style-name="T6">or</text:span> <text:span text:style-name="T2">len</text:span>(string) &lt; k:</text:p>
      <text:p text:style-name="P1"><text:span text:style-name="T1">return</text:span> <text:span text:style-name="T3">"invalid"</text:span></text:p>
      <text:p text:style-name="P1">lst = [<text:span text:style-name="T3">''</text:span>.join(string[i:i+k]) <text:span text:style-name="T1">for</text:span> i <text:span text:style-name="T1">in</text:span> <text:span text:style-name="T2">range</text:span>(<text:span text:style-name="T2">len</text:span>(string))]</text:p>
      <text:p text:style-name="P1"><text:span text:style-name="T1">return</text:span> <text:span text:style-name="T2">max</text:span>(lst, <text:span text:style-name="T7">key</text:span>= <text:span text:style-name="T6">lambda</text:span> <text:span text:style-name="T7">x</text:span>: <text:span text:style-name="T2">len</text:span>(x))</text:p>
      <text:p text:style-name="P3"/>
      <text:p text:style-name="P1"><text:span text:style-name="T2">print</text:span>(longest_string([<text:span text:style-name="T3">'zone'</text:span>, <text:span text:style-name="T3">'abigail'</text:span>, <text:span text:style-name="T3">'theta'</text:span>, <text:span text:style-name="T3">'form'</text:span>, <text:span text:style-name="T3">'libe'</text:span>, <text:span text:style-name="T3">'zas'</text:span>, <text:span text:style-name="T3">'theta'</text:span>, <text:span text:style-name="T3">'abigail'</text:span>], <text:span text:style-name="T5">2</text:span>))</text:p>
      <text:p text:style-name="P3"/>
      <text:p text:style-name="P7"># abigailtheta</text:p>
      <text:p text:style-name="P8"/>
      <text:p text:style-name="Standard">6. Please see the following numbers.</text:p>
      <text:p text:style-name="Standard">89 --&amp;gt; 81 + 92 = 89 * 1</text:p>
      <text:p text:style-name="Standard">695 --&amp;gt; 62 + 93 + 54= 1390 = 695 * 2</text:p>
      <text:p text:style-name="Standard">46288 --&amp;gt; 43 + 64+ 25 + 86 + 87 = 2360688 = 46288 * 51</text:p>
      <text:p text:style-name="Standard">Given a positive integer n written as abcd... (a, b, c, d... being digits) and a positive</text:p>
      <text:p text:style-name="Standard">integer p we want to find a positive integer k, if it exists, such as the sum of the</text:p>
      <text:p text:style-name="Standard">digits of n taken to the successive powers of p is equal to k * n.</text:p>
      <text:p text:style-name="Standard">In other words: Is there an integer k such as : (a ^ p + b ^ (p+1) + c ^(p+2) + d ^</text:p>
      <text:p text:style-name="Standard">(p+3) + ...) = n * k</text:p>
      <text:p text:style-name="Standard">If it is the case we will return k, if not return -1.</text:p>
      <text:p text:style-name="Standard">Note: n, p will always be given as strictly positive integers.</text:p>
      <text:p text:style-name="Standard"/>
      <text:p text:style-name="P1"><text:span text:style-name="T1">import</text:span> math</text:p>
      <text:p text:style-name="P3"/>
      <text:p text:style-name="P1"><text:span text:style-name="T6">def</text:span> <text:span text:style-name="T2">power</text:span>(<text:span text:style-name="T7">n</text:span>,<text:span text:style-name="T7">p</text:span>):</text:p>
      <text:p text:style-name="P1">lhs = <text:span text:style-name="T2">sum</text:span>(<text:span text:style-name="T4">int</text:span>(d) ** q <text:span text:style-name="T1">for</text:span> q, d <text:span text:style-name="T1">in</text:span> <text:span text:style-name="T2">enumerate</text:span>(<text:span text:style-name="T4">str</text:span>(n), p))</text:p>
      <text:p text:style-name="P1"><text:soft-page-break/><text:span text:style-name="T1">if</text:span> lhs % n == <text:span text:style-name="T5">0</text:span>:</text:p>
      <text:p text:style-name="P1"><text:span text:style-name="T1">return</text:span> lhs // n</text:p>
      <text:p text:style-name="P1"><text:span text:style-name="T1">else</text:span>:</text:p>
      <text:p text:style-name="P1"><text:span text:style-name="T2">print</text:span>(<text:span text:style-name="T3">"no k such that </text:span><text:span text:style-name="T6">{}</text:span><text:span text:style-name="T3"> = </text:span><text:span text:style-name="T6">{}</text:span><text:span text:style-name="T3">*k"</text:span>.format(lhs, n))</text:p>
      <text:p text:style-name="P3"/>
      <text:p text:style-name="P1"><text:span text:style-name="T2">print</text:span>(power(<text:span text:style-name="T5">46288</text:span>, <text:span text:style-name="T5">3</text:span>))</text:p>
      <text:p text:style-name="P1"><text:span text:style-name="T2">print</text:span>(power(<text:span text:style-name="T5">89</text:span>, <text:span text:style-name="T5">1</text:span>))</text:p>
      <text:p text:style-name="P1"><text:span text:style-name="T2">print</text:span>(power(<text:span text:style-name="T5">695</text:span>, <text:span text:style-name="T5">2</text:span>))</text:p>
      <text:p text:style-name="P3"/>
      <text:p text:style-name="P2">"""</text:p>
      <text:p text:style-name="P2">51</text:p>
      <text:p text:style-name="P2">1</text:p>
      <text:p text:style-name="P2">2</text:p>
      <text:p text:style-name="P2">"""</text:p>
      <text:p text:style-name="Standard"/>
      <text:p text:style-name="P3">7. Write a function that takes an (unsigned) integer as input, and returns the number of</text:p>
      <text:p text:style-name="P3">bits that are equal to one in the binary representation of that number.</text:p>
      <text:p text:style-name="P3">Example: The binary representation of 1234 is 10011010010, so the function</text:p>
      <text:p text:style-name="P3">should return 5 in this case.</text:p>
      <text:p text:style-name="P3"/>
      <text:p text:style-name="P1"><text:span text:style-name="T6">def</text:span> <text:span text:style-name="T2">count</text:span>(<text:span text:style-name="T7">n</text:span>):</text:p>
      <text:p text:style-name="P1">count = <text:span text:style-name="T5">0</text:span></text:p>
      <text:p text:style-name="P1"><text:span text:style-name="T1">while</text:span> (n):</text:p>
      <text:p text:style-name="P1">count += n &amp; <text:span text:style-name="T5">1</text:span></text:p>
      <text:p text:style-name="P1">n &gt;&gt;= <text:span text:style-name="T5">1</text:span></text:p>
      <text:p text:style-name="P1"><text:span text:style-name="T1">return</text:span> count</text:p>
      <text:p text:style-name="P3"/>
      <text:p text:style-name="P1">i = <text:span text:style-name="T4">int</text:span>(<text:span text:style-name="T2">input</text:span>(<text:span text:style-name="T3">'Enter number:'</text:span>))</text:p>
      <text:p text:style-name="P1"><text:span text:style-name="T2">print</text:span>(count(i))</text:p>
      <text:p text:style-name="P3"/>
      <text:p text:style-name="P2">"""</text:p>
      <text:p text:style-name="P2">Enter number:1234</text:p>
      <text:p text:style-name="P2">5</text:p>
      <text:p text:style-name="P2">"""</text:p>
      <text:p text:style-name="P2"/>
      <text:p text:style-name="P2"/>
      <text:p text:style-name="P3">8. A Club has two categories of membership, Senior and Open. They would like your</text:p>
      <text:p text:style-name="P3">help with an application form that will tell prospective members which category they</text:p>
      <text:p text:style-name="P3">will be placed.</text:p>
      <text:p text:style-name="P3">To be a senior, a member must be at least 55 years old and have a handicap</text:p>
      <text:p text:style-name="P3">greater than 7. In this club, handicaps range from -2 to +26; the better the player</text:p>
      <text:p text:style-name="P3">the lower the handicap.</text:p>
      <text:p text:style-name="P3">Input</text:p>
      <text:p text:style-name="P3">Input will consist of a list of lists containing two items each. Each list contains</text:p>
      <text:p text:style-name="P3">information for a single potential member. Information consists of an integer for the</text:p>
      <text:p text:style-name="P3">person&amp;#39;s age and an integer for the person&amp;#39;s handicap.</text:p>
      <text:p text:style-name="P3">Example Input</text:p>
      <text:p text:style-name="P3">[[18, 20],[45, 2],[61, 12],[37, 6],[21, 21],[78, 9]]</text:p>
      <text:p text:style-name="P3">Output</text:p>
      <text:p text:style-name="P3">Output will consist of a list of string values Open or Senior ) stating whether the</text:p>
      <text:p text:style-name="P3">respective member is to be placed in the senior or open category.</text:p>
      <text:p text:style-name="P3"><text:soft-page-break/>Example Output</text:p>
      <text:p text:style-name="P3">[‘Open’, ‘Open’, ‘Senior’, ‘Open’, ‘Open’, ‘Senior’]</text:p>
      <text:p text:style-name="P3"/>
      <text:p text:style-name="P1"><text:span text:style-name="T6">def</text:span> <text:span text:style-name="T2">check</text:span>(<text:span text:style-name="T7">data</text:span>):</text:p>
      <text:p text:style-name="P1">res = []</text:p>
      <text:p text:style-name="P1">[res.append(<text:span text:style-name="T3">'Senior'</text:span>) <text:span text:style-name="T1">if</text:span> i[<text:span text:style-name="T5">0</text:span>] &gt;= <text:span text:style-name="T5">55</text:span> <text:span text:style-name="T6">and</text:span> i[<text:span text:style-name="T5">1</text:span>] &gt; <text:span text:style-name="T5">7</text:span> <text:span text:style-name="T1">else</text:span> res.append(<text:span text:style-name="T3">'Open'</text:span>) <text:span text:style-name="T1">for</text:span> i <text:span text:style-name="T1">in</text:span> data]</text:p>
      <text:p text:style-name="P1"><text:span text:style-name="T1">return</text:span> res</text:p>
      <text:p text:style-name="P3"/>
      <text:p text:style-name="P1">result = check([[<text:span text:style-name="T5">18</text:span>, <text:span text:style-name="T5">20</text:span>],[<text:span text:style-name="T5">45</text:span>, <text:span text:style-name="T5">2</text:span>],[<text:span text:style-name="T5">61</text:span>, <text:span text:style-name="T5">12</text:span>],[<text:span text:style-name="T5">37</text:span>, <text:span text:style-name="T5">6</text:span>],[<text:span text:style-name="T5">21</text:span>, <text:span text:style-name="T5">21</text:span>],[<text:span text:style-name="T5">78</text:span>, <text:span text:style-name="T5">9</text:span>]])</text:p>
      <text:p text:style-name="P1"><text:span text:style-name="T2">print</text:span>(result)</text:p>
      <text:p text:style-name="P3"/>
      <text:p text:style-name="P7"># ['Open', 'Open', 'Senior', 'Open', 'Open', 'Senior']</text:p>
      <text:p text:style-name="P7"/>
      <text:p text:style-name="P3"/>
      <text:p text:style-name="P3">9. You are given an array (which will have a length of at least 3, but could be very</text:p>
      <text:p text:style-name="P3">large) containing integers. The array is either entirely comprised of odd integers or</text:p>
      <text:p text:style-name="P3">entirely comprised of even integers except for a single integer N . Write a method</text:p>
      <text:p text:style-name="P3">that takes the array as an argument and returns this &amp;quot;outlier&amp;quot; N .</text:p>
      <text:p text:style-name="P3">Examples</text:p>
      <text:p text:style-name="P3">[2, 4, 0, 100, 4, 11, 2602, 36]</text:p>
      <text:p text:style-name="P3">Should return: 11 (the only odd number)</text:p>
      <text:p text:style-name="P3">[160, 3, 1719, 19, 11, 13, -21]</text:p>
      <text:p text:style-name="P3">Should return: 160 (the only even number)</text:p>
      <text:p text:style-name="P3"/>
      <text:p text:style-name="P1"><text:span text:style-name="T6">def</text:span> <text:span text:style-name="T2">find</text:span>(<text:span text:style-name="T7">no</text:span>):</text:p>
      <text:p text:style-name="P1">evens = []</text:p>
      <text:p text:style-name="P1">odds = []</text:p>
      <text:p text:style-name="P1"><text:span text:style-name="T1">for</text:span> i <text:span text:style-name="T1">in</text:span> no:</text:p>
      <text:p text:style-name="P1"><text:span text:style-name="T1">if</text:span> i % <text:span text:style-name="T5">2</text:span> &gt; <text:span text:style-name="T5">0</text:span>:</text:p>
      <text:p text:style-name="P1">odds.append(i)</text:p>
      <text:p text:style-name="P1"><text:span text:style-name="T1">if</text:span> i % <text:span text:style-name="T5">2</text:span> == <text:span text:style-name="T5">0</text:span>:</text:p>
      <text:p text:style-name="P1">evens.append(i)</text:p>
      <text:p text:style-name="P1"><text:span text:style-name="T2">print</text:span>(<text:span text:style-name="T3">'Evens:'</text:span>, evens)</text:p>
      <text:p text:style-name="P1"><text:span text:style-name="T2">print</text:span>(<text:span text:style-name="T3">'Odds:'</text:span>, odds)</text:p>
      <text:p text:style-name="P1"><text:span text:style-name="T1">if</text:span> <text:span text:style-name="T2">len</text:span>(evens) &gt; <text:span text:style-name="T2">len</text:span>(odds):</text:p>
      <text:p text:style-name="P1"><text:span text:style-name="T1">return</text:span> odds[<text:span text:style-name="T5">0</text:span>]</text:p>
      <text:p text:style-name="P1"><text:span text:style-name="T1">else</text:span>:</text:p>
      <text:p text:style-name="P1"><text:span text:style-name="T1">return</text:span> evens[<text:span text:style-name="T5">0</text:span>]</text:p>
      <text:p text:style-name="P3"/>
      <text:p text:style-name="P1"><text:span text:style-name="T2">print</text:span>(find([<text:span text:style-name="T5">2</text:span>, <text:span text:style-name="T5">4</text:span>, <text:span text:style-name="T5">0</text:span>, <text:span text:style-name="T5">100</text:span>, <text:span text:style-name="T5">4</text:span>, <text:span text:style-name="T5">11</text:span>, <text:span text:style-name="T5">2602</text:span>, <text:span text:style-name="T5">36</text:span>]))</text:p>
      <text:p text:style-name="P3"/>
      <text:p text:style-name="P2">"""</text:p>
      <text:p text:style-name="P2">Evens: [2, 4, 0, 100, 4, 2602, 36]</text:p>
      <text:p text:style-name="P2">Odds: [11]</text:p>
      <text:p text:style-name="P2">11</text:p>
      <text:p text:style-name="P2">"""</text:p>
      <text:p text:style-name="P3"/>
      <text:p text:style-name="P3">10. An isogram is a word that has no repeating letters, consecutive or non-</text:p>
      <text:p text:style-name="P3">consecutive. Implement a function that determines whether a string that contains</text:p>
      <text:p text:style-name="P3">only letters is an isogram.</text:p>
      <text:p text:style-name="P3">Assume the empty string is an isogram. Ignore letter case.</text:p>
      <text:p text:style-name="P3"><text:soft-page-break/>is_isogram(&amp;quot;Dermatoglyphics&amp;quot; ) =&amp;gt; true</text:p>
      <text:p text:style-name="P3">is_isogram(&amp;quot;aba&amp;quot; ) =&amp;gt; false</text:p>
      <text:p text:style-name="P3">is_isogram(&amp;quot;moOse&amp;quot; ) =&amp;gt;false # -- ignore letter case</text:p>
      <text:p text:style-name="P3"/>
      <text:p text:style-name="P1"><text:span text:style-name="T1">import</text:span> math</text:p>
      <text:p text:style-name="P3"/>
      <text:p text:style-name="P1"><text:span text:style-name="T6">def</text:span> <text:span text:style-name="T2">power</text:span>(<text:span text:style-name="T7">n</text:span>,<text:span text:style-name="T7">p</text:span>):</text:p>
      <text:p text:style-name="P1">lhs = <text:span text:style-name="T2">sum</text:span>(<text:span text:style-name="T4">int</text:span>(d) ** q <text:span text:style-name="T1">for</text:span> q, d <text:span text:style-name="T1">in</text:span> <text:span text:style-name="T2">enumerate</text:span>(<text:span text:style-name="T4">str</text:span>(n), p))</text:p>
      <text:p text:style-name="P1"><text:span text:style-name="T1">if</text:span> lhs % n == <text:span text:style-name="T5">0</text:span>:</text:p>
      <text:p text:style-name="P1"><text:span text:style-name="T1">return</text:span> lhs // n</text:p>
      <text:p text:style-name="P1"><text:span text:style-name="T1">else</text:span>:</text:p>
      <text:p text:style-name="P1"><text:span text:style-name="T2">print</text:span>(<text:span text:style-name="T3">"no k such that </text:span><text:span text:style-name="T6">{}</text:span><text:span text:style-name="T3"> = </text:span><text:span text:style-name="T6">{}</text:span><text:span text:style-name="T3">*k"</text:span>.format(lhs, n))</text:p>
      <text:p text:style-name="P3"/>
      <text:p text:style-name="P1"><text:span text:style-name="T2">print</text:span>(power(<text:span text:style-name="T5">46288</text:span>, <text:span text:style-name="T5">3</text:span>))</text:p>
      <text:p text:style-name="P1"><text:span text:style-name="T2">print</text:span>(power(<text:span text:style-name="T5">89</text:span>, <text:span text:style-name="T5">1</text:span>))</text:p>
      <text:p text:style-name="P1"><text:span text:style-name="T2">print</text:span>(power(<text:span text:style-name="T5">695</text:span>, <text:span text:style-name="T5">2</text:span>))</text:p>
      <text:p text:style-name="P3"/>
      <text:p text:style-name="P2">"""</text:p>
      <text:p text:style-name="P2">51</text:p>
      <text:p text:style-name="P2">1</text:p>
      <text:p text:style-name="P2">2</text:p>
      <text:p text:style-name="P2">"""</text:p>
      <text:p text:style-name="P2"/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0:35:32.976057780</meta:creation-date>
    <dc:date>2020-08-22T19:16:56.835787848</dc:date>
    <meta:editing-duration>PT1H27M19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5" meta:paragraph-count="184" meta:word-count="1059" meta:character-count="6002" meta:non-whitespace-character-count="5131"/>
  </office:meta>
</office:document-meta>
</file>